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/>
    </style:style>
    <style:style style:name="T3" style:parent-style-name="DefaultParagraphFont" style:family="text">
      <style:text-properties fo:font-style="italic" style:font-style-asian="italic" style:text-position="super 63.6%"/>
    </style:style>
    <style:style style:name="T4" style:parent-style-name="DefaultParagraphFont" style:family="text">
      <style:text-properties fo:font-style="italic" style:font-style-asian="italic"/>
    </style:style>
    <style:style style:name="T5" style:parent-style-name="DefaultParagraphFont" style:family="text">
      <style:text-properties fo:font-style="italic" style:font-style-asian="italic"/>
    </style:style>
    <style:style style:name="T6" style:parent-style-name="DefaultParagraphFont" style:family="text">
      <style:text-properties fo:font-style="italic" style:font-style-asian="italic"/>
    </style:style>
    <style:style style:name="P7" style:parent-style-name="Normal" style:family="paragraph">
      <style:text-properties fo:font-style="italic" style:font-style-asian="italic"/>
    </style:style>
    <style:style style:name="P8" style:parent-style-name="Normal" style:family="paragraph">
      <style:text-properties fo:font-weight="bold" style:font-weight-asian="bold"/>
    </style:style>
    <style:style style:name="P9" style:parent-style-name="Normal" style:family="paragraph">
      <style:paragraph-properties fo:text-indent="0.4916in"/>
      <style:text-properties fo:font-style="italic" style:font-style-asian="italic"/>
    </style:style>
    <style:style style:name="P10" style:parent-style-name="Normal" style:family="paragraph">
      <style:paragraph-properties fo:margin-left="0.4916in">
        <style:tab-stops/>
      </style:paragraph-properties>
      <style:text-properties fo:font-style="italic" style:font-style-asian="italic"/>
    </style:style>
    <style:style style:name="P11" style:parent-style-name="Normal" style:family="paragraph">
      <style:paragraph-properties fo:margin-left="0.4916in">
        <style:tab-stops/>
      </style:paragraph-properties>
      <style:text-properties fo:font-style="italic" style:font-style-asian="italic"/>
    </style:style>
    <style:style style:name="P12" style:parent-style-name="Normal" style:family="paragraph">
      <style:paragraph-properties fo:text-indent="0.4916in"/>
    </style:style>
    <style:style style:name="T13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Doel is behalen van de studiepunten.</text:p>
      <text:p text:style-name="Normal"/>
      <text:p text:style-name="Normal"><text:span text:style-name="Strong">Hoe doen we dat:</text:span></text:p>
      <text:p text:style-name="Normal">Goed opletten in de klas</text:p>
      <text:p text:style-name="Normal">Alle opdrachten volgens de weekplanning afhebben.</text:p>
      <text:p text:style-name="Normal">Voldoende van te voren leren voor de tenttamens.</text:p>
      <text:p text:style-name="Normal">Samenvattingen maken van leerstof.</text:p>
      <text:p text:style-name="Normal"/>
      <text:p text:style-name="Normal"><text:span text:style-name="Strong">Wanneer doen we wat:</text:span></text:p>
      <text:p text:style-name="Normal">Op de ingevulde data volgens de weekplanning.</text:p>
      <text:p text:style-name="Normal">Rekening houden met meerdere vakken.</text:p>
      <text:p text:style-name="Normal"/>
      <text:p text:style-name="Normal"><text:span text:style-name="Strong">Wat hebben we nodig:</text:span></text:p>
      <text:p text:style-name="Normal">De studieboeken.</text:p>
      <text:p text:style-name="Normal"><text:tab/><text:span text:style-name="T2">Deze zijn 2</text:span><text:span text:style-name="T3">e</text:span><text:span text:style-name="T4"><text:s/>hands of via studiestore te halen.</text:span></text:p>
      <text:p text:style-name="Normal">Goed functionerende laptop.</text:p>
      <text:p text:style-name="Normal"><text:tab/><text:span text:style-name="T5">Via Tweakers.net kan je snel een goede laptop uitzoeken die aan je eizen voldoet.</text:span></text:p>
      <text:p text:style-name="Normal">Toegang tot de volledige digitale leeromgeving.</text:p>
      <text:p text:style-name="Normal"><text:tab/><text:span text:style-name="T6">Als je hier nog geen toegang voor hebt benader een docent of slb.</text:span></text:p>
      <text:p text:style-name="P7"/>
      <text:p text:style-name="P8">Wat zijn mogelijke opstakels en hoe los je deze op.</text:p>
      <text:p text:style-name="Normal">Je laptop of studiemiddelen kunnen kapot gaan.</text:p>
      <text:p text:style-name="P9">Zorgen dat je het snel genoeg repareerd en zorg voor vervangende middelen.</text:p>
      <text:p text:style-name="Normal">Je kan achter gaan lopen op schema.</text:p>
      <text:p text:style-name="P10">Regel dat je thuis vrije momenten hebt om vervolgens je werk in te halen.</text:p>
      <text:p text:style-name="Normal">Je bent een iets vergeten mee te nemen naar of van de les.</text:p>
      <text:p text:style-name="P11">Zorg dat je iets kan lenen of kopiëren bij een klasgenoot. Desnoods mail je de docent of een klasgenoot.</text:p>
      <text:p text:style-name="Normal">Je hebt een probleem i.v.m. gemiste lessen, thuissituatie, etc.</text:p>
      <text:p text:style-name="P12"><text:span text:style-name="T13">Benader je studieloopbaanbergeleider en probeer daarmee een oplossing te bedenk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gdom, Ronald van</meta:initial-creator>
    <dc:creator>Egdom, Ronald van</dc:creator>
    <meta:creation-date>2015-08-31T09:05:00Z</meta:creation-date>
    <dc:date>2015-08-31T12:05:00Z</dc:date>
    <meta:template xlink:href="Normal.dotm" xlink:type="simple"/>
    <meta:editing-cycles>1</meta:editing-cycles>
    <meta:editing-duration>PT10680S</meta:editing-duration>
    <meta:document-statistic meta:page-count="1" meta:paragraph-count="2" meta:word-count="189" meta:character-count="1227" meta:row-count="8" meta:non-whitespace-character-count="1040"/>
  </office:meta>
</office:document-meta>
</file>